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91b" officeooo:paragraph-rsid="0005091b"/>
    </style:style>
    <style:style style:name="P2" style:family="paragraph" style:parent-style-name="Standard">
      <style:text-properties officeooo:rsid="001972c5" officeooo:paragraph-rsid="001972c5"/>
    </style:style>
    <style:style style:name="P3" style:family="paragraph" style:parent-style-name="Standard">
      <style:text-properties officeooo:rsid="00361c9f" officeooo:paragraph-rsid="00361c9f"/>
    </style:style>
    <style:style style:name="T1" style:family="text">
      <style:text-properties officeooo:rsid="000b7927"/>
    </style:style>
    <style:style style:name="T2" style:family="text">
      <style:text-properties officeooo:rsid="001b5df9"/>
    </style:style>
    <style:style style:name="T3" style:family="text">
      <style:text-properties officeooo:rsid="00378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lasse principale est GameWindow. <text:span text:style-name="T1">Elle </text:span>hérit<text:span text:style-name="T1">e </text:span>de JFrame <text:span text:style-name="T1">et reçoit les panneaux et cellules qui composent le jeu. Le premier panneau menu permet de reprendre ou configurer une partie, ou quitter.</text:span></text:p>
      <text:p text:style-name="P2">Les <text:span text:style-name="T2">methodes actionPerformed des boutons exécutent les différents changements de panneau/vue. </text:span></text:p>
      <text:p text:style-name="P3">On a les panneaux suivants : <text:span text:style-name="T3">menu,config, <text:s/>minepan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23:50.865973961</meta:creation-date>
    <meta:generator>LibreOffice/5.3.4.2$Linux_X86_64 LibreOffice_project/30m0$Build-2</meta:generator>
    <dc:date>2018-05-03T14:22:36.224062732</dc:date>
    <meta:editing-duration>PT58M35S</meta:editing-duration>
    <meta:editing-cycles>30</meta:editing-cycles>
    <meta:document-statistic meta:table-count="0" meta:image-count="0" meta:object-count="0" meta:page-count="1" meta:paragraph-count="3" meta:word-count="51" meta:character-count="343" meta:non-whitespace-character-count="293"/>
  </office:meta>
</office:document-meta>
</file>